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onsolas" svg:font-family="Consolas, Menlo, Monaco, 'Lucida Console', 'Liberation Mono', 'DejaVu Sans Mono', 'Bitstream Vera Sans Mono', 'Courier New', monospac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396in" fo:margin-left="0in" table:align="left"/>
    </style:style>
    <style:style style:name="Table1.A" style:family="table-column">
      <style:table-column-properties style:column-width="1.1521in"/>
    </style:style>
    <style:style style:name="Table1.C" style:family="table-column">
      <style:table-column-properties style:column-width="1.1528in"/>
    </style:style>
    <style:style style:name="Table1.E" style:family="table-column">
      <style:table-column-properties style:column-width="1.1653in"/>
    </style:style>
    <style:style style:name="Table1.F" style:family="table-column">
      <style:table-column-properties style:column-width="1.16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4" style:family="table-row">
      <style:table-row-properties style:min-row-height="0.6958in"/>
    </style:style>
    <style:style style:name="P1" style:family="paragraph" style:parent-style-name="Standard">
      <style:text-properties officeooo:rsid="0005156b" officeooo:paragraph-rsid="0005156b"/>
    </style:style>
    <style:style style:name="P2" style:family="paragraph" style:parent-style-name="Standard">
      <style:text-properties officeooo:rsid="0005156b" officeooo:paragraph-rsid="000a8caa"/>
    </style:style>
    <style:style style:name="P3" style:family="paragraph" style:parent-style-name="Standard">
      <style:text-properties officeooo:rsid="00092d70" officeooo:paragraph-rsid="00092d70"/>
    </style:style>
    <style:style style:name="P4" style:family="paragraph" style:parent-style-name="Standard">
      <style:text-properties officeooo:paragraph-rsid="000d078a"/>
    </style:style>
    <style:style style:name="P5" style:family="paragraph" style:parent-style-name="Standard">
      <style:text-properties fo:font-weight="bold" officeooo:rsid="0005156b" officeooo:paragraph-rsid="0005156b" style:font-weight-asian="bold" style:font-weight-complex="bold"/>
    </style:style>
    <style:style style:name="P6" style:family="paragraph" style:parent-style-name="Table_20_Contents">
      <style:text-properties officeooo:rsid="000ffd46" officeooo:paragraph-rsid="000ffd46"/>
    </style:style>
    <style:style style:name="P7" style:family="paragraph" style:parent-style-name="Table_20_Contents">
      <style:text-properties officeooo:rsid="0011b735" officeooo:paragraph-rsid="0011b735"/>
    </style:style>
    <style:style style:name="P8" style:family="paragraph" style:parent-style-name="Table_20_Contents">
      <style:text-properties officeooo:paragraph-rsid="00124b89"/>
    </style:style>
    <style:style style:name="P9" style:family="paragraph" style:parent-style-name="Table_20_Contents">
      <style:text-properties officeooo:paragraph-rsid="0014f0c3"/>
    </style:style>
    <style:style style:name="P10" style:family="paragraph" style:parent-style-name="Standard" style:master-page-name="">
      <loext:graphic-properties draw:fill="none"/>
      <style:paragraph-properties fo:margin-left="0.5in" fo:margin-right="1.0618in" fo:margin-top="0in" fo:margin-bottom="0.5in" loext:contextual-spacing="false" fo:text-align="center" style:justify-single-word="false" fo:text-indent="0in" style:auto-text-indent="false" style:page-number="auto"/>
      <style:text-properties fo:font-size="24pt" officeooo:rsid="0023f69f" officeooo:paragraph-rsid="0023f69f" style:font-size-asian="24pt" style:font-size-complex="24pt"/>
    </style:style>
    <style:style style:name="T1" style:family="text">
      <style:text-properties officeooo:rsid="0005156b"/>
    </style:style>
    <style:style style:name="T2" style:family="text">
      <style:text-properties officeooo:rsid="000b4b90"/>
    </style:style>
    <style:style style:name="T3" style:family="text">
      <style:text-properties officeooo:rsid="000d078a"/>
    </style:style>
    <style:style style:name="T4" style:family="text">
      <style:text-properties fo:font-variant="normal" fo:text-transform="none" fo:color="#222222" style:font-name="Consolas" fo:font-size="9.19999980926514pt" fo:letter-spacing="normal" fo:font-style="normal" fo:font-weight="normal"/>
    </style:style>
    <style:style style:name="T5" style:family="text">
      <style:text-properties fo:font-variant="normal" fo:text-transform="none" fo:color="#333333" style:font-name="Arial" fo:font-size="9.19999980926514pt" fo:letter-spacing="normal" fo:font-style="italic" fo:font-weight="bold"/>
    </style:style>
    <style:style style:name="T6" style:family="text">
      <style:text-properties fo:font-variant="normal" fo:text-transform="none" fo:color="#333333" style:font-name="Arial" fo:font-size="9.19999980926514pt" fo:letter-spacing="normal" fo:font-style="normal" fo:font-weight="normal" style:font-style-asian="normal" style:font-weight-asian="normal" style:font-style-complex="normal" style:font-weight-complex="normal"/>
    </style:style>
    <style:style style:name="T7" style:family="text">
      <style:text-properties officeooo:rsid="00124b89"/>
    </style:style>
    <style:style style:name="T8" style:family="text">
      <style:text-properties officeooo:rsid="0014f0c3"/>
    </style:style>
    <style:style style:name="T9" style:family="text">
      <style:text-properties fo:font-weight="bold" style:font-weight-asian="bold" style:font-weight-complex="bold"/>
    </style:style>
    <style:style style:name="T10" style:family="text">
      <style:text-properties fo:font-weight="bold" officeooo:rsid="0005156b" style:font-weight-asian="bold" style:font-weight-complex="bold"/>
    </style:style>
    <style:style style:name="T11" style:family="text">
      <style:text-properties officeooo:rsid="00224030"/>
    </style:style>
    <style:style style:name="T12" style:family="text">
      <style:text-properties officeooo:rsid="0022a098"/>
    </style:style>
    <style:style style:name="T13" style:family="text">
      <style:text-properties officeooo:rsid="002335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aring Thread, Handler, Service, AsyncTask in Android</text:p>
      <text:p text:style-name="P4"><text:span text:style-name="T1">- </text:span><text:span text:style-name="T10">AsyncTask</text:span><text:span text:style-name="T1">(</text:span><text:span text:style-name="T4">short-lived tasks</text:span><text:span text:style-name="T3">): thực thi các task nhỏ yêu cầu giao tiếp với main thread(ui thread). AsyncTask cho phép thực thi tiến trình ở background sau đó hiển thị kết quả lên UI thread một cách dễ dàng. nên sử dụng AsyncTask khi caller thread là UI thread.</text:span></text:p>
      <text:p text:style-name="P1"/>
      <text:p text:style-name="P4"><text:span text:style-name="T1">- </text:span><text:span text:style-name="T10">Thread</text:span><text:span text:style-name="T1">(</text:span><text:span text:style-name="T4">standard java construction</text:span><text:span text:style-name="T3">) và Handler: thực thi các task lớn hơn, có thể giao tiếp với các worker thread khác và main thread(caller thread).</text:span></text:p>
      <text:p text:style-name="P1">- Thread được sử dụng để thực thi một tiến trình song song với main thread<text:span text:style-name="T2">(caller thread)</text:span>, không thể giao tiếp với UI, nếu muốn giao tiếp với UI từ thread chúng ta phải cần thêm Handler, nhưng như vậy thì sẽ làm cho ứng dụng trở nên phức tạp hơn khi phải sử lý các responses từ Thread.</text:p>
      <text:p text:style-name="P2">- Thread là một tiến trình thực thi ở background. Nó củng có call stack. Có <text:span text:style-name="T2">2 cách thức để thực thi 1 thread trong ứng dụng.<text:line-break/>+ sử dụng một class mới extends Thread và override phương thức run().</text:span></text:p>
      <text:p text:style-name="P3">+ cung cấp một instance của lớp Runnable và override phương thức run().</text:p>
      <text:p text:style-name="P3"/>
      <text:p text:style-name="P3">- <text:span text:style-name="T9">Handler</text:span> cho phép gửi và sử lý các đối tượng message và runnable được liên kết với MessageQueue của Thread tạo ra nó. mỗi Thread sẽ có một message queue. Thread sẽ sử lý mỗi message cho đến khi message queue trống.</text:p>
      <text:p text:style-name="P1"/>
      <text:p text:style-name="P4"><text:span text:style-name="T1">- </text:span><text:span text:style-name="T10">Service</text:span><text:span text:style-name="T1">(</text:span><text:span text:style-name="T4">time consuming tasks</text:span><text:span text:style-name="T3">): là một context giống như một Activity nhưng không có UI. Service cho phép thực thi tiến trình ở background một cách lâu dài, cung cấp chức năng cho các ứng dụng khác sử dụng. Service củng giống như các thành phần khác của ứng dụng, chạy trên main thread(caller thread). do đó đối với những thực thi đòi hỏi nhiều tính toán CPU(playing music, networking) chúng ta nên tạo riêng một thread mới cho Service. </text:span></text:p>
      <text:p text:style-name="P1">- IntentService là một một Service chạy trên một Thread riêng.</text:p>
      <text:p text:style-name="P5">bảng so sánh</text:p>
      <text:p text:style-name="P1"/>
      <table:table table:name="Table1" table:style-name="Table1">
        <table:table-column table:style-name="Table1.A" table:number-columns-repeated="2"/>
        <table:table-column table:style-name="Table1.C" table:number-columns-repeated="2"/>
        <table:table-column table:style-name="Table1.E"/>
        <table:table-column table:style-name="Table1.F"/>
        <table:table-row>
          <table:table-cell table:style-name="Table1.A1" office:value-type="string">
            <text:p text:style-name="Table_20_Contents"/>
          </table:table-cell>
          <table:table-cell table:style-name="Table1.A1" office:value-type="string">
            <text:p text:style-name="P6">Service</text:p>
          </table:table-cell>
          <table:table-cell table:style-name="Table1.A1" office:value-type="string">
            <text:p text:style-name="Table_20_Contents">Thread</text:p>
          </table:table-cell>
          <table:table-cell table:style-name="Table1.A1" office:value-type="string">
            <text:p text:style-name="Table_20_Contents">Intentservice</text:p>
          </table:table-cell>
          <table:table-cell table:style-name="Table1.A1" office:value-type="string">
            <text:p text:style-name="Table_20_Contents">AsyncTask</text:p>
          </table:table-cell>
          <table:table-cell table:style-name="Table1.F1" office:value-type="string">
            <text:p text:style-name="Table_20_Contents">Handler</text:p>
          </table:table-cell>
        </table:table-row>
        <table:table-row>
          <table:table-cell table:style-name="Table1.A2" office:value-type="string">
            <text:p text:style-name="P7">When to use?</text:p>
          </table:table-cell>
          <table:table-cell table:style-name="Table1.A2" office:value-type="string">
            <text:p text:style-name="P7">- không cần UI, </text:p>
            <text:p text:style-name="P7">- không nên thực thi các tiến trình lớn. mà nên sử lý các tác vụ nhỏ nhưng nhưng thời gian sử lý lâu.</text:p>
            <text:p text:style-name="P7">- nếu cần sử lý các tiến trình lớn, nên sử dụng các Thread và <text:soft-page-break/>Handler.</text:p>
          </table:table-cell>
          <table:table-cell table:style-name="Table1.A2" office:value-type="string">
            <text:p text:style-name="Table_20_Contents">- sử lý long Task</text:p>
            <text:p text:style-name="P8">- sử lý song song<text:span text:style-name="T7">(multi threads)</text:span></text:p>
          </table:table-cell>
          <table:table-cell table:style-name="Table1.A2" office:value-type="string">
            <text:p text:style-name="Table_20_Contents">- sử lý long task mà không cần giao tiếp với main thread</text:p>
            <text:p text:style-name="Table_20_Contents">- nếu cần giao tiếp với main thread, có thể sử dụng handler, hoặc broadcast intent.</text:p>
            <text:p text:style-name="Table_20_Contents"/>
          </table:table-cell>
          <table:table-cell table:style-name="Table1.A2" office:value-type="string">
            <text:p text:style-name="Table_20_Contents">- small task, cần giao tiếp với UI thread.</text:p>
            <text:p text:style-name="Table_20_Contents">- để sử lý song song sử dụng nhiều instances, hoặc executor.</text:p>
          </table:table-cell>
          <table:table-cell table:style-name="Table1.F2" office:value-type="string">
            <text:p text:style-name="Table_20_Contents">- là thành phần giao tiếp giữa UI và background threads.</text:p>
          </table:table-cell>
        </table:table-row>
        <table:table-row>
          <table:table-cell table:style-name="Table1.A2" office:value-type="string">
            <text:p text:style-name="P7">Trigger</text:p>
          </table:table-cell>
          <table:table-cell table:style-name="Table1.A2" office:value-type="string">
            <text:p text:style-name="Table_20_Contents">OnStartService(<text:span text:style-name="T8">)</text:span></text:p>
          </table:table-cell>
          <table:table-cell table:style-name="Table1.A2" office:value-type="string">
            <text:p text:style-name="Table_20_Contents">Start(<text:span text:style-name="T8">)</text:span></text:p>
          </table:table-cell>
          <table:table-cell table:style-name="Table1.A2" office:value-type="string">
            <text:p text:style-name="Table_20_Contents">Intent</text:p>
          </table:table-cell>
          <table:table-cell table:style-name="Table1.A2" office:value-type="string">
            <text:p text:style-name="Table_20_Contents">Execute(<text:span text:style-name="T8">), ExcuteOnExcutor(param1, param2)</text:span></text:p>
          </table:table-cell>
          <table:table-cell table:style-name="Table1.F2" office:value-type="string">
            <text:p text:style-name="Table_20_Contents"/>
          </table:table-cell>
        </table:table-row>
        <table:table-row table:style-name="Table1.4">
          <table:table-cell table:style-name="Table1.A2" office:value-type="string">
            <text:p text:style-name="P7">Triggered from(Thread)</text:p>
          </table:table-cell>
          <table:table-cell table:style-name="Table1.A2" office:value-type="string">
            <text:p text:style-name="Table_20_Contents">bất kỳ thread</text:p>
          </table:table-cell>
          <table:table-cell table:style-name="Table1.A2" office:value-type="string">
            <text:p text:style-name="Table_20_Contents">bất kỳ thread</text:p>
          </table:table-cell>
          <table:table-cell table:style-name="Table1.A2" office:value-type="string">
            <text:p text:style-name="Table_20_Contents">main thread<text:span text:style-name="T8">(intent được nhận trên main thread và sau đó sẽ thực thi trên worker thread)</text:span></text:p>
          </table:table-cell>
          <table:table-cell table:style-name="Table1.A2" office:value-type="string">
            <text:p text:style-name="Table_20_Contents">-main thread.</text:p>
          </table:table-cell>
          <table:table-cell table:style-name="Table1.F2" office:value-type="string">
            <text:p text:style-name="Table_20_Contents">main thread</text:p>
          </table:table-cell>
        </table:table-row>
        <table:table-row>
          <table:table-cell table:style-name="Table1.A2" office:value-type="string">
            <text:p text:style-name="P7">Runs on(Thread)</text:p>
          </table:table-cell>
          <table:table-cell table:style-name="Table1.A2" office:value-type="string">
            <text:p text:style-name="Table_20_Contents">main thread</text:p>
          </table:table-cell>
          <table:table-cell table:style-name="Table1.A2" office:value-type="string">
            <text:p text:style-name="Table_20_Contents">thread riêng</text:p>
          </table:table-cell>
          <table:table-cell table:style-name="Table1.A2" office:value-type="string">
            <text:p text:style-name="Table_20_Contents">thread riêng</text:p>
          </table:table-cell>
          <table:table-cell table:style-name="Table1.A2" office:value-type="string">
            <text:p text:style-name="P9">- worker thread</text:p>
            <text:p text:style-name="P9">- có thể giao tiếp với UI thread thông qua một số methods được hổ trợ<text:span text:style-name="T11">(onPrePostExcute(), onPostExcute, onUpdateProgress())</text:span>.</text:p>
          </table:table-cell>
          <table:table-cell table:style-name="Table1.F2" office:value-type="string">
            <text:p text:style-name="P9">main thread</text:p>
          </table:table-cell>
        </table:table-row>
        <table:table-row>
          <table:table-cell table:style-name="Table1.A2" office:value-type="string">
            <text:p text:style-name="P7">Limitations</text:p>
            <text:p text:style-name="P7">/drawbacks</text:p>
          </table:table-cell>
          <table:table-cell table:style-name="Table1.A2" office:value-type="string">
            <text:p text:style-name="Table_20_Contents">có thể block UI</text:p>
          </table:table-cell>
          <table:table-cell table:style-name="Table1.A2" office:value-type="string">
            <text:p text:style-name="Table_20_Contents">- phải quản lý Thread</text:p>
            <text:p text:style-name="Table_20_Contents">- code có thể khó đọc</text:p>
          </table:table-cell>
          <table:table-cell table:style-name="Table1.A2" office:value-type="string">
            <text:p text:style-name="Table_20_Contents">- không thể chạy song song.</text:p>
            <text:p text:style-name="Table_20_Contents">- nếu nhiều intents sẽ được đưa lên hàng đợi của cùng <text:span text:style-name="T8">1 thread.</text:span></text:p>
          </table:table-cell>
          <table:table-cell table:style-name="Table1.A2" office:value-type="string">
            <text:p text:style-name="Table_20_Contents">- từ HonyComb</text:p>
            <text:p text:style-name="Table_20_Contents">thì Excute(<text:span text:style-name="T13">)</text:span> mặc định sẽ được chạy tuần tự(serially<text:span text:style-name="T12">). nếu muốn chạy song song (parallel) cần gọi </text:span><text:span text:style-name="T5">executeOnExecutor(java.util.concurrent.Executor, Object[]) </text:span><text:span text:style-name="T6">với THREAD_POOL_EXECUTOR.</text:span></text:p>
            <text:p text:style-name="Table_20_Contents">- một instance chỉ được thực thi một lần.</text:p>
            <text:p text:style-name="Table_20_Contents">- nên được khởi tạo và thực thi từ main thread.</text:p>
          </table:table-cell>
          <table:table-cell table:style-name="Table1.F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Consolas" svg:font-family="Consolas, Menlo, Monaco, 'Lucida Console', 'Liberation Mono', 'DejaVu Sans Mono', 'Bitstream Vera Sans Mono', 'Courier New', monospac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09:55:52.594831000</meta:creation-date>
    <dc:date>2015-12-11T10:10:49.153483000</dc:date>
    <meta:editing-duration>PT8H15M48S</meta:editing-duration>
    <meta:editing-cycles>31</meta:editing-cycles>
    <meta:generator>LibreOffice/4.4.5.2$MacOSX_X86_64 LibreOffice_project/a22f674fd25a3b6f45bdebf25400ed2adff0ff99</meta:generator>
    <meta:document-statistic meta:table-count="1" meta:image-count="0" meta:object-count="0" meta:page-count="2" meta:paragraph-count="55" meta:word-count="600" meta:character-count="3217" meta:non-whitespace-character-count="2670"/>
  </office:meta>
</office:document-meta>
</file>